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Ubuntu Light" svg:font-family="'Ubuntu Light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paragraph-properties fo:text-align="justify" style:justify-single-word="false"/>
      <style:text-properties style:font-name="DejaVu Sans Light"/>
    </style:style>
    <style:style style:name="P3" style:family="paragraph" style:parent-style-name="Standard"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DejaVu Sans Light"/>
    </style:style>
    <style:style style:name="P6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Courier 10 Pitch" fo:font-size="11pt" style:font-size-asian="11pt" style:font-size-complex="11pt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Courier 10 Pitch" fo:font-size="11pt" style:font-size-asian="11pt" style:font-size-complex="11pt"/>
    </style:style>
    <style:style style:name="P8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Courier 10 Pitch"/>
    </style:style>
    <style:style style:name="P10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DejaVu Sans Light" officeooo:paragraph-rsid="000d8dd9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1pt" style:font-size-asian="11pt" style:font-size-complex="11pt"/>
    </style:style>
    <style:style style:name="P12" style:family="paragraph" style:parent-style-name="Footnote">
      <style:text-properties officeooo:rsid="0009dedf" officeooo:paragraph-rsid="0009dedf"/>
    </style:style>
    <style:style style:name="T1" style:family="text">
      <style:text-properties officeooo:rsid="0009dedf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officeooo:rsid="000a4f55"/>
    </style:style>
    <style:style style:name="T4" style:family="text">
      <style:text-properties officeooo:rsid="000bd895"/>
    </style:style>
    <style:style style:name="T5" style:family="text">
      <style:text-properties style:font-name="Courier 10 Pitch" fo:font-size="11pt" style:font-size-asian="11pt" style:font-size-complex="11pt"/>
    </style:style>
    <style:style style:name="T6" style:family="text"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Courier 10 Pitch" fo:font-size="11pt" fo:font-style="italic" officeooo:rsid="000d8dd9" style:font-size-asian="11pt" style:font-style-asian="italic" style:font-size-complex="11pt" style:font-style-complex="italic"/>
    </style:style>
    <style:style style:name="T8" style:family="text">
      <style:text-properties style:font-name="Courier 10 Pitch" fo:font-style="italic" style:font-style-asian="italic" style:font-style-complex="italic"/>
    </style:style>
    <style:style style:name="T9" style:family="text">
      <style:text-properties style:font-name="Courier 10 Pitch" fo:font-style="italic" officeooo:rsid="000d8dd9" style:font-style-asian="italic" style:font-style-complex="italic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0d8dd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8dd9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novne naredbe u GIT-u</text:p>
      <text:p text:style-name="P3"/>
      <text:p text:style-name="Standard"/>
      <text:p text:style-name="P2">G<text:span text:style-name="T11">it </text:span>je sustav <text:span text:style-name="T11">za upravljanje verzijama softvera. U nastavku možete pronaći set osnovnih naredbi koje olakšavaju početak rada sa git-om</text:span>. Sve je rađeno na operativnom sustavu Linux, pa ukoliko radite iz Windows ili Os<text:span text:style-name="T11">X</text:span> okruženja, <text:span text:style-name="T11">instalacija</text:span> će se razlikovati. Ako vam je potrebna pomoć <text:span text:style-name="T11">u bilo kojem dijelu</text:span> <text:span text:style-name="T11">k</text:span>ontaktirajte me na <text:span text:style-name="T11">e-</text:span>mail.</text:p>
      <text:p text:style-name="P2"/>
      <text:p text:style-name="P2">1. Instalacija: </text:p>
      <text:p text:style-name="P2"/>
      <text:p text:style-name="P6">$ sudo apt-get install git</text:p>
      <text:p text:style-name="P2"/>
      <text:p text:style-name="P2"><text:tab/>1.1. Moguće<text:note text:id="ftn0" text:note-class="footnote"><text:note-citation>1</text:note-citation><text:note-body><text:p text:style-name="P12"><text:s/>Naveo sam moguće, jer su ove zavisnosti navedene u skripti Scotta Chacona “Pro Git” iz 2009. Danas je situacija sa zavisnostima bitno drukčija.</text:p></text:note-body></text:note> potrebne zavisnosti prilikom instalacije:</text:p>
      <text:p text:style-name="P2"/>
      <text:p text:style-name="P7"><text:span text:style-name="T1">$ sudo </text:span><text:span text:style-name="T2">apt-get install curl-devel expat-devel gettext-devel openssl-devel zlib-devel</text:span></text:p>
      <text:p text:style-name="P2"/>
      <text:p text:style-name="P2">2. Nakon instalacije, konfiguriramo <text:span text:style-name="T11">G</text:span>it prema vlastitim željama <text:span text:style-name="T11">i </text:span>potrebama:</text:p>
      <text:p text:style-name="P2"/>
      <text:p text:style-name="P2"><text:span text:style-name="T11"><text:tab/>2.1. K</text:span>rećemo sa konfiguriranjem korisničkog imena <text:span text:style-name="T11">i</text:span> e-maila. Ovo nam je <text:tab/>potrebno jer se prilikom <text:span text:style-name="T14">commitanja</text:span> koriste ovi podaci (prilikom upisa <text:tab/>promjena u <text:span text:style-name="T12">log</text:span>)</text:p>
      <text:p text:style-name="P2"/>
      <text:p text:style-name="P7">$ git config --global user.name “ime_korisnika”</text:p>
      <text:p text:style-name="P7">$ git config --global user.email “email_korisnika”</text:p>
      <text:p text:style-name="P7">$ git config --global </text:p>
      <text:p text:style-name="P10"><text:span text:style-name="T5">$ git config --list</text:span> <text:s text:c="9"/>#ova naredba nam omogućuje da <text:tab/><text:tab/><text:tab/><text:tab/> <text:s text:c="13"/>#vidimo što <text:span text:style-name="T4">smo </text:span>konfigurirali do sada </text:p>
      <text:p text:style-name="P2"/>
      <text:p text:style-name="P2">3. Preporučljivo je konfigurirati različite boje za različite statuse <text:span text:style-name="T11">G</text:span>it-a, jer time olakšavamo sebi rad:</text:p>
      <text:p text:style-name="P2"/>
      <text:p text:style-name="P7">$ git config --global.<text:span text:style-name="T3">color</text:span></text:p>
      <text:p text:style-name="P7"/>
      <text:p text:style-name="P7">color.branch <text:s text:c="17"/>color.grep.filename </text:p>
      <text:p text:style-name="P7">color.branch.current <text:s text:c="9"/>color.grep.function </text:p>
      <text:p text:style-name="P7">color.branch.local <text:s text:c="11"/>color.grep.linenumber </text:p>
      <text:p text:style-name="P7">color.branch.plain <text:s text:c="11"/>color.grep.match </text:p>
      <text:p text:style-name="P7">color.branch.remote <text:s text:c="10"/>color.grep.selected </text:p>
      <text:p text:style-name="P7">color.decorate.branch <text:s text:c="8"/>color.grep.separator </text:p>
      <text:p text:style-name="P7">color.decorate.HEAD <text:s text:c="10"/>color.interactive </text:p>
      <text:p text:style-name="P7">color.decorate.remoteBranch <text:s text:c="2"/>color.interactive.error </text:p>
      <text:p text:style-name="P7">color.decorate.stash <text:s text:c="9"/>color.interactive.header </text:p>
      <text:p text:style-name="P7">color.decorate.tag <text:s text:c="11"/>color.interactive.help </text:p>
      <text:p text:style-name="P7">color.diff <text:s text:c="19"/>color.interactive.prompt </text:p>
      <text:p text:style-name="P7">color.diff.commit <text:s text:c="12"/>color.pager </text:p>
      <text:p text:style-name="P7">color.diff.frag <text:s text:c="14"/>color.showbranch </text:p>
      <text:p text:style-name="P7">color.diff.func <text:s text:c="14"/>color.status </text:p>
      <text:p text:style-name="P7">color.diff.meta <text:s text:c="14"/>color.status.added </text:p>
      <text:p text:style-name="P11"><text:soft-page-break/><text:tab/><text:tab/>color.diff.new <text:s text:c="15"/>color.status.changed </text:p>
      <text:p text:style-name="P7">color.diff.old <text:s text:c="15"/>color.status.header </text:p>
      <text:p text:style-name="P7">color.diff.plain <text:s text:c="13"/>color.status.nobranch </text:p>
      <text:p text:style-name="P7">color.diff.whitespace <text:s text:c="8"/>color.status.untracked </text:p>
      <text:p text:style-name="P7">color.grep <text:s text:c="19"/>color.status.updated </text:p>
      <text:p text:style-name="P9"><text:span text:style-name="T10">color.grep.context <text:s text:c="11"/>color.ui </text:span></text:p>
      <text:p text:style-name="P2"/>
      <text:p text:style-name="P2">U primjeru iznad vidimo sve opcije koje su moguće prilikom konfiguriranja boja. Doista korisno, zar ne?</text:p>
      <text:p text:style-name="P2"/>
      <text:p text:style-name="P2">4. Pomoć</text:p>
      <text:p text:style-name="P2"/>
      <text:p text:style-name="P7">$ git help</text:p>
      <text:p text:style-name="P7">$ man git</text:p>
      <text:p text:style-name="P2"/>
      <text:p text:style-name="P2">Ove dvije “adrese” su prava riznica, jer predstavljaju mjesto na kojem možete dobiti sve bitne informacije prilikom rada u <text:span text:style-name="T11">G</text:span>it-u.</text:p>
      <text:p text:style-name="P2"/>
      <text:p text:style-name="P2">5. Osnovni koraci:</text:p>
      <text:p text:style-name="P2"/>
      <text:p text:style-name="P2"><text:tab/>5.1. Inicijaliziramo <text:span text:style-name="T11">G</text:span>it repozitorij u direktoriju u kojem imamo podatke <text:tab/>kako bi mogli pratiti promjene nad podacima:</text:p>
      <text:p text:style-name="P2"/>
      <text:p text:style-name="P7">$ git init</text:p>
      <text:p text:style-name="P7">$ touch README</text:p>
      <text:p text:style-name="P2"/>
      <text:p text:style-name="P2">U ovoj fazi preporučam da napravite README datoteku, tako da vam bude spremna za <text:span text:style-name="T12">push</text:span> na <text:span text:style-name="T12">remote server</text:span>, a ujedno u njoj možete opisati svoj projekt I detalje vezane uz njega.</text:p>
      <text:p text:style-name="P2"/>
      <text:p text:style-name="P2"><text:tab/>5.2. Sada ćemo dodati datoteke koje želimo pratiti uz pomoć <text:span text:style-name="T11">G</text:span>it-a, u <text:span text:style-name="T11">G</text:span>it <text:tab/>repozitorij. Ukoliko imamo samo dvije datoteke u direktoriju, npr <text:tab/><text:span text:style-name="T12">index.html</text:span> <text:span text:style-name="T11">i</text:span> <text:span text:style-name="T12">style.css</text:span>, prvo ih dodajemo u <text:span text:style-name="T12">staging</text:span> dio:</text:p>
      <text:p text:style-name="P2"/>
      <text:p text:style-name="P7">$ git add index.html style.css</text:p>
      <text:p text:style-name="P2"/>
      <text:p text:style-name="P2"><text:tab/>te nakon toga sa <text:span text:style-name="T11">komandom</text:span> <text:span text:style-name="T7">g</text:span><text:span text:style-name="T6">it status</text:span> vidimo sljedeće:</text:p>
      <text:p text:style-name="P2"/>
      <text:p text:style-name="P7">On branch master</text:p>
      <text:p text:style-name="P7"></text:p>
      <text:p text:style-name="P7">Changes to be committed:</text:p>
      <text:p text:style-name="P7"><text:s text:c="2"/>(use "git reset HEAD &lt;file&gt;..." to unstage)</text:p>
      <text:p text:style-name="P7"></text:p>
      <text:p text:style-name="P7"><text:tab/>modified: <text:s text:c="2"/>index.html</text:p>
      <text:p text:style-name="P7"><text:tab/>modified: <text:s text:c="2"/>style.css</text:p>
      <text:p text:style-name="P2"/>
      <text:p text:style-name="P2"><text:tab/>Sljedeća naredba sprema promjene u <text:span text:style-name="T11">G</text:span>it repozitorij:</text:p>
      <text:p text:style-name="P2"/>
      <text:p text:style-name="P7">$ git commit -m 'Ovo je prva promjena'</text:p>
      <text:p text:style-name="P2"/>
      <text:p text:style-name="P2"><text:tab/>Dio naredbe <text:span text:style-name="T6">-m</text:span> označava message koji šaljemo zajedno sa našom <text:tab/>promjenom u <text:span text:style-name="T12">log</text:span>.</text:p>
      <text:p text:style-name="P2"><text:soft-page-break/><text:tab/>Sljedeće naredbe omogućavaju nam vidjeti zapise o promjenama:</text:p>
      <text:p text:style-name="P2"/>
      <text:p text:style-name="P8">$ git log</text:p>
      <text:p text:style-name="P8">$ git diff</text:p>
      <text:p text:style-name="P2"/>
      <text:p text:style-name="P2"><text:tab/>Prva nam prikazuje zapise, a druga nam daje izlist onog što smo <text:tab/>promijenili. </text:p>
      <text:p text:style-name="P2"/>
      <text:p text:style-name="P2">6. Odbacivanje promjena </text:p>
      <text:p text:style-name="P2"/>
      <text:p text:style-name="P2">Ako smo dodali datoteku u <text:span text:style-name="T12">staging</text:span> <text:span text:style-name="T11">dio</text:span> sa <text:span text:style-name="T6">git add …</text:span>, možemo ju <text:span text:style-name="T12">unstage-ati</text:span> sa:</text:p>
      <text:p text:style-name="P2"/>
      <text:p text:style-name="P8">$ git reset naziv_datoteke</text:p>
      <text:p text:style-name="P2"/>
      <text:p text:style-name="P2">Ukoliko smo napravili samo promjenu na datoteci bez da smo ju dodali <text:span text:style-name="T11">u </text:span><text:span text:style-name="T13">staging</text:span><text:span text:style-name="T11"> dio</text:span>, možemo odbaciti promjene sa:</text:p>
      <text:p text:style-name="P2"/>
      <text:p text:style-name="P8">$ git checkout – ime_datoteke</text:p>
      <text:p text:style-name="P5"/>
      <text:p text:style-name="P2">U sljedećem poglavlju započeti ćemo obrađivati naredbe koje nam omogućuju daljinsko spajanje <text:span text:style-name="T11">i </text:span>prebacivanje podataka.</text:p>
      <text:p text:style-name="P2">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Ubuntu Light" svg:font-family="'Ubuntu Light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Noto Sans" style:font-family-asian="'Noto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01:54:02.412554830</dc:date>
    <dc:creator>nebojsa </dc:creator>
    <meta:generator>LibreOffice/4.2.7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" meta:paragraph-count="71" meta:word-count="511" meta:character-count="4078" meta:non-whitespace-character-count="3276"/>
  </office:meta>
</office:document-meta>
</file>